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a09c5" officeooo:paragraph-rsid="001a09c5"/>
    </style:style>
    <style:style style:name="P2" style:family="paragraph" style:parent-style-name="Standard">
      <style:paragraph-properties fo:text-align="end" style:justify-single-word="false"/>
      <style:text-properties officeooo:rsid="001b97c3" officeooo:paragraph-rsid="001b97c3"/>
    </style:style>
    <style:style style:name="P3" style:family="paragraph" style:parent-style-name="Standard">
      <style:paragraph-properties fo:text-align="center" style:justify-single-word="false"/>
      <style:text-properties officeooo:rsid="001b97c3" officeooo:paragraph-rsid="001b97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arren Scipio</text:p>
      <text:p text:style-name="P1"/>
      <text:p text:style-name="P3">Lab 2 Report</text:p>
      <text:p text:style-name="P1"/>
      <text:p text:style-name="P1">1. In my implementation there are 4 children done with 3 pipes, use the dub2 method to control the flow of data, and constantly close un-used pipes so that others may be opened. Pretty much tryed to follow the slides as closely as possible, and looked up and used examples of the dup.</text:p>
      <text:p text:style-name="P1"/>
      <text:p text:style-name="P1">2. well the first time I ran it absolutely nothing happen, it never outputed and no error ever came up so I just started googling a <text:s/>lot and found that I might not have closed my pipes right so once I put in the code to close all the pipes <text:s/>outside of the if statements it worked, which i found a little weird. Besides that the correct implementation of sprintf was probably the next hardest thing.</text:p>
      <text:p text:style-name="P1"/>
      <text:p text:style-name="P1">3. pipes allow programs to work together. They can allow streams of data to be passed around, so yes I think they contribute quite a bit. I don't think its that good of a modern philosophy for software engineering, maybe 40 years ago when the only thing a program would need to transfer is text, we could up the standards a little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7T18:58:04.393301237</meta:creation-date>
    <dc:date>2015-02-17T19:13:15.318571235</dc:date>
    <meta:editing-duration>PT37S</meta:editing-duration>
    <meta:editing-cycles>2</meta:editing-cycles>
    <meta:generator>LibreOffice/4.2.8.2$Linux_X86_64 LibreOffice_project/420$Build-2</meta:generator>
    <meta:document-statistic meta:table-count="0" meta:image-count="0" meta:object-count="0" meta:page-count="1" meta:paragraph-count="5" meta:word-count="197" meta:character-count="1042" meta:non-whitespace-character-count="848"/>
  </office:meta>
</office:document-meta>
</file>